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25in" fo:margin-left="0in" fo:margin-top="0in" fo:margin-bottom="0in" table:align="left"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background-color="#eaeaea" fo:padding-left="0.075in" fo:padding-right="0.075in" fo:padding-top="0in" fo:padding-bottom="0in" fo:border="0.5pt solid #00000a">
        <style:background-image/>
      </style:table-cell-properties>
    </style:style>
    <style:style style:name="Table1.A2" style:family="table-cell">
      <style:table-cell-properties style:vertical-align="middle" fo:padding-left="0.075in" fo:padding-right="0.075in" fo:padding-top="0in" fo:padding-bottom="0in" fo:border="0.5pt solid #00000a"/>
    </style:style>
    <style:style style:name="Table1.3" style:family="table-row">
      <style:table-row-properties style:min-row-height="0.5375in" fo:keep-together="auto"/>
    </style:style>
    <style:style style:name="P1" style:family="paragraph" style:parent-style-name="Header">
      <style:paragraph-properties fo:line-height="0.2083in" fo:text-align="center" style:justify-single-word="false">
        <style:tab-stops/>
      </style:paragraph-properties>
      <style:text-properties fo:color="#003366" style:font-name="Times New Roman" fo:font-size="11pt" fo:font-weight="bold" style:font-size-asian="11pt" style:font-weight-asian="bold" style:font-size-complex="11pt" style:font-weight-complex="bold"/>
    </style:style>
    <style:style style:name="P2" style:family="paragraph" style:parent-style-name="Header">
      <style:paragraph-properties fo:line-height="0.2083in">
        <style:tab-stops/>
      </style:paragraph-properties>
      <style:text-properties fo:color="#003366" style:font-name="Times New Roman" fo:font-size="11pt" style:font-size-asian="11pt" style:font-size-complex="11pt"/>
    </style:style>
    <style:style style:name="P3" style:family="paragraph" style:parent-style-name="Header">
      <style:paragraph-properties fo:line-height="0.2083in">
        <style:tab-stops/>
      </style:paragraph-properties>
      <style:text-properties fo:color="#003366" style:font-name="Times New Roman"/>
    </style:style>
    <style:style style:name="P4" style:family="paragraph" style:parent-style-name="Header">
      <style:paragraph-properties fo:line-height="0.2083in">
        <style:tab-stops/>
      </style:paragraph-properties>
    </style:style>
    <style:style style:name="P5" style:family="paragraph" style:parent-style-name="Header">
      <style:paragraph-properties fo:line-height="150%" fo:text-align="end" style:justify-single-word="false">
        <style:tab-stops>
          <style:tab-stop style:position="7.0874in" style:type="right"/>
        </style:tab-stops>
      </style:paragraph-properties>
      <style:text-properties fo:color="#000000" style:font-name="Times New Roman1" fo:font-size="11pt" officeooo:paragraph-rsid="0013d25f" fo:background-color="transparent" style:font-size-asian="11pt" style:font-size-complex="11pt"/>
    </style:style>
    <style:style style:name="P6" style:family="paragraph" style:parent-style-name="Header">
      <style:paragraph-properties fo:line-height="0.2083in" fo:text-align="justify" style:justify-single-word="false">
        <style:tab-stops/>
      </style:paragraph-properties>
      <style:text-properties fo:color="#000000" style:font-name="Times New Roman1" fo:font-size="11pt" officeooo:paragraph-rsid="000db70c" fo:background-color="transparent" style:font-size-asian="11pt" style:font-size-complex="11pt"/>
    </style:style>
    <style:style style:name="P7" style:family="paragraph" style:parent-style-name="Header">
      <style:paragraph-properties fo:line-height="0.2083in" fo:text-align="justify" style:justify-single-word="false">
        <style:tab-stops>
          <style:tab-stop style:position="1.8335in"/>
        </style:tab-stops>
      </style:paragraph-properties>
      <style:text-properties fo:color="#000000" style:font-name="Times New Roman1" fo:font-size="11pt" officeooo:paragraph-rsid="000db70c" fo:background-color="transparent" style:font-size-asian="11pt" style:font-size-complex="11pt"/>
    </style:style>
    <style:style style:name="P8" style:family="paragraph" style:parent-style-name="Header">
      <style:paragraph-properties fo:line-height="0.2083in" fo:text-align="center" style:justify-single-word="false">
        <style:tab-stops/>
      </style:paragraph-properties>
      <style:text-properties fo:color="#000000" style:font-name="Times New Roman1" fo:font-size="11pt" fo:font-weight="bold" officeooo:paragraph-rsid="000db70c" fo:background-color="transparent" style:font-size-asian="11pt" style:font-weight-asian="bold" style:font-size-complex="11pt" style:font-weight-complex="bold"/>
    </style:style>
    <style:style style:name="P9" style:family="paragraph" style:parent-style-name="Header">
      <style:paragraph-properties fo:text-align="center" style:justify-single-word="false">
        <style:tab-stops/>
      </style:paragraph-properties>
      <style:text-properties fo:color="#000000" style:font-name="Times New Roman1" fo:font-size="16pt" fo:font-weight="bold" officeooo:paragraph-rsid="000db70c" fo:background-color="transparent" style:font-size-asian="16pt" style:font-weight-asian="bold" style:font-size-complex="16pt" style:font-weight-complex="bold"/>
    </style:style>
    <style:style style:name="P10" style:family="paragraph" style:parent-style-name="Header">
      <style:paragraph-properties fo:margin-left="3.5in" fo:margin-right="0in" fo:line-height="0.2083in" fo:text-indent="0.5in" style:auto-text-indent="false">
        <style:tab-stops/>
      </style:paragraph-properties>
      <style:text-properties fo:color="#000000" style:font-name="Times New Roman1" fo:font-size="11pt" officeooo:paragraph-rsid="000db70c" fo:background-color="transparent" style:font-size-asian="11pt" style:font-size-complex="11pt"/>
    </style:style>
    <style:style style:name="P11" style:family="paragraph" style:parent-style-name="Header">
      <style:paragraph-properties fo:margin-left="0.9173in" fo:margin-right="0in" fo:line-height="0.2083in" fo:text-indent="0in" style:auto-text-indent="false">
        <style:tab-stops>
          <style:tab-stop style:position="0.9165in"/>
          <style:tab-stop style:position="1.5835in"/>
          <style:tab-stop style:position="5.3335in" style:leader-style="dotted" style:leader-text="."/>
        </style:tab-stops>
      </style:paragraph-properties>
      <style:text-properties fo:color="#000000" style:font-name="Times New Roman1" fo:font-size="11pt" officeooo:paragraph-rsid="000db70c" fo:background-color="transparent" style:font-size-asian="11pt" style:font-size-complex="11pt"/>
    </style:style>
    <style:style style:name="P12" style:family="paragraph" style:parent-style-name="Header">
      <style:paragraph-properties fo:margin-left="0.9165in" fo:margin-right="0in" fo:line-height="0.2083in" fo:text-indent="0in" style:auto-text-indent="false">
        <style:tab-stops>
          <style:tab-stop style:position="0.9165in"/>
          <style:tab-stop style:position="1.5835in"/>
        </style:tab-stops>
      </style:paragraph-properties>
      <style:text-properties fo:color="#000000" style:font-name="Times New Roman1" fo:font-size="11pt" fo:font-weight="bold" officeooo:paragraph-rsid="001b4a92" fo:background-color="transparent" style:font-size-asian="11pt" style:font-weight-asian="bold" style:font-size-complex="11pt" style:font-style-complex="italic" style:font-weight-complex="bold"/>
    </style:style>
    <style:style style:name="P13" style:family="paragraph" style:parent-style-name="Header">
      <style:paragraph-properties fo:margin-left="0.9165in" fo:margin-right="0in" fo:line-height="0.2083in" fo:text-indent="0in" style:auto-text-indent="false">
        <style:tab-stops>
          <style:tab-stop style:position="0.9165in"/>
          <style:tab-stop style:position="1.5835in"/>
        </style:tab-stops>
      </style:paragraph-properties>
      <style:text-properties fo:color="#000000" style:font-name="Times New Roman1" fo:font-size="11pt" fo:font-weight="bold" officeooo:paragraph-rsid="000db70c" fo:background-color="transparent" style:font-size-asian="11pt" style:font-weight-asian="bold" style:font-size-complex="11pt" style:font-style-complex="italic" style:font-weight-complex="bold"/>
    </style:style>
    <style:style style:name="P14" style:family="paragraph" style:parent-style-name="Header">
      <style:paragraph-properties fo:margin-left="0in" fo:margin-right="0in" fo:line-height="0.2083in" fo:text-align="justify" style:justify-single-word="false" fo:text-indent="0.25in" style:auto-text-indent="false">
        <style:tab-stops/>
      </style:paragraph-properties>
      <style:text-properties fo:color="#000000" style:font-name="Times New Roman1" fo:font-size="11pt" officeooo:paragraph-rsid="000db70c" fo:background-color="transparent" style:font-size-asian="11pt" style:font-size-complex="11pt"/>
    </style:style>
    <style:style style:name="P15" style:family="paragraph" style:parent-style-name="Header">
      <style:paragraph-properties fo:margin-left="0in" fo:margin-right="0in" fo:line-height="0.2083in" fo:text-align="justify" style:justify-single-word="false" fo:text-indent="0.25in" style:auto-text-indent="false">
        <style:tab-stops/>
      </style:paragraph-properties>
      <style:text-properties fo:color="#000000" style:font-name="Times New Roman1" fo:font-size="11pt" officeooo:paragraph-rsid="00213680" fo:background-color="transparent" style:font-size-asian="11pt" style:font-size-complex="11pt"/>
    </style:style>
    <style:style style:name="P16" style:family="paragraph" style:parent-style-name="Header">
      <style:paragraph-properties fo:margin-left="0.5in" fo:margin-right="0in" fo:line-height="0.2083in" fo:text-align="justify" style:justify-single-word="false" fo:text-indent="0in" style:auto-text-indent="false">
        <style:tab-stops/>
      </style:paragraph-properties>
      <style:text-properties fo:color="#000000" style:font-name="Times New Roman1" fo:font-size="11pt" fo:font-weight="bold" officeooo:paragraph-rsid="000db70c" fo:background-color="transparent" style:font-size-asian="11pt" style:font-weight-asian="bold" style:font-size-complex="11pt"/>
    </style:style>
    <style:style style:name="P17" style:family="paragraph" style:parent-style-name="Header">
      <style:paragraph-properties fo:margin-left="0.5in" fo:margin-right="0in" fo:line-height="0.2083in" fo:text-align="justify" style:justify-single-word="false" fo:text-indent="0in" style:auto-text-indent="false">
        <style:tab-stops>
          <style:tab-stop style:position="1.8335in"/>
        </style:tab-stops>
      </style:paragraph-properties>
      <style:text-properties fo:color="#000000" style:font-name="Times New Roman1" fo:font-size="11pt" officeooo:paragraph-rsid="000db70c" fo:background-color="transparent" style:font-size-asian="11pt" style:font-size-complex="11pt"/>
    </style:style>
    <style:style style:name="P18" style:family="paragraph" style:parent-style-name="Header">
      <style:paragraph-properties fo:margin-left="0.5in" fo:margin-right="0in" fo:line-height="0.2083in" fo:text-align="justify" style:justify-single-word="false" fo:text-indent="0in" style:auto-text-indent="false">
        <style:tab-stops/>
      </style:paragraph-properties>
      <style:text-properties fo:color="#000000" style:font-name="Times New Roman1" fo:font-size="11pt" officeooo:paragraph-rsid="000dc488" fo:background-color="transparent" style:font-size-asian="11pt" style:font-size-complex="11pt"/>
    </style:style>
    <style:style style:name="P19" style:family="paragraph" style:parent-style-name="Header">
      <style:paragraph-properties fo:margin-left="0.4925in" fo:margin-right="0in" fo:line-height="0.2083in" fo:text-align="justify" style:justify-single-word="false" fo:text-indent="0in" style:auto-text-indent="false">
        <style:tab-stops/>
      </style:paragraph-properties>
      <style:text-properties fo:color="#000000" style:font-name="Times New Roman1" fo:font-size="11pt" officeooo:paragraph-rsid="000db70c" fo:background-color="transparent" style:font-size-asian="11pt" style:font-size-complex="11pt"/>
    </style:style>
    <style:style style:name="P20" style:family="paragraph" style:parent-style-name="Header">
      <style:paragraph-properties fo:margin-left="2.5in" fo:margin-right="0in" fo:line-height="0.2083in" fo:text-align="end" style:justify-single-word="false" fo:text-indent="0in" style:auto-text-indent="false">
        <style:tab-stops/>
      </style:paragraph-properties>
      <style:text-properties fo:color="#000000" style:font-name="Times New Roman1" fo:font-size="11pt" fo:font-weight="bold" officeooo:paragraph-rsid="000db70c" fo:background-color="transparent" style:font-size-asian="11pt" style:font-weight-asian="bold" style:font-size-complex="11pt" style:font-weight-complex="bold"/>
    </style:style>
    <style:style style:name="P21" style:family="paragraph" style:parent-style-name="Header" style:master-page-name="">
      <style:paragraph-properties fo:margin-left="3.1252in" fo:margin-right="0in" fo:line-height="0.2083in" fo:text-indent="0in" style:auto-text-indent="false" style:page-number="auto">
        <style:tab-stops/>
      </style:paragraph-properties>
      <style:text-properties fo:color="#000000" style:font-name="Times New Roman1" officeooo:paragraph-rsid="000db70c" fo:background-color="transparent"/>
    </style:style>
    <style:style style:name="P22" style:family="paragraph" style:parent-style-name="Header" style:master-page-name="Standard">
      <style:paragraph-properties fo:line-height="150%" style:page-number="auto">
        <style:tab-stops>
          <style:tab-stop style:position="7.0874in" style:type="right"/>
        </style:tab-stops>
      </style:paragraph-properties>
      <style:text-properties fo:color="#000000" style:font-name="Times New Roman1" fo:font-size="11pt" fo:font-style="italic" officeooo:paragraph-rsid="000db70c" fo:background-color="transparent" style:font-size-asian="11pt" style:font-style-asian="italic" style:font-size-complex="11pt"/>
    </style:style>
    <style:style style:name="P23" style:family="paragraph" style:parent-style-name="Header" style:list-style-name="WWNum2">
      <style:paragraph-properties fo:line-height="0.2083in" fo:text-align="justify" style:justify-single-word="false">
        <style:tab-stops/>
      </style:paragraph-properties>
      <style:text-properties fo:color="#000000" style:font-name="Times New Roman1" fo:font-size="11pt" fo:font-weight="bold" officeooo:paragraph-rsid="000db70c" fo:background-color="transparent" style:font-size-asian="11pt" style:font-weight-asian="bold" style:font-size-complex="11pt"/>
    </style:style>
    <style:style style:name="P24" style:family="paragraph" style:parent-style-name="Header" style:list-style-name="WWNum2">
      <style:paragraph-properties fo:line-height="0.2083in" fo:text-align="justify" style:justify-single-word="false">
        <style:tab-stops>
          <style:tab-stop style:position="1.8335in"/>
        </style:tab-stops>
      </style:paragraph-properties>
      <style:text-properties fo:color="#000000" style:font-name="Times New Roman1" fo:font-size="11pt" fo:font-weight="bold" officeooo:paragraph-rsid="000db70c" fo:background-color="transparent" style:font-size-asian="11pt" style:font-weight-asian="bold" style:font-size-complex="11pt"/>
    </style:style>
    <style:style style:name="P25" style:family="paragraph" style:parent-style-name="Header" style:list-style-name="WWNum2">
      <style:paragraph-properties fo:line-height="0.2083in" fo:text-align="justify" style:justify-single-word="false">
        <style:tab-stops/>
      </style:paragraph-properties>
      <style:text-properties fo:color="#000000" style:font-name="Times New Roman1" fo:font-size="11pt" fo:font-weight="bold" officeooo:paragraph-rsid="000db70c" fo:background-color="transparent" style:font-size-asian="11pt" style:font-weight-asian="bold" style:font-size-complex="11pt" style:font-style-complex="italic" style:font-weight-complex="bold"/>
    </style:style>
    <style:style style:name="P26" style:family="paragraph" style:parent-style-name="Header" style:list-style-name="WWNum1">
      <style:paragraph-properties fo:line-height="0.2083in" fo:text-align="justify" style:justify-single-word="false">
        <style:tab-stops/>
      </style:paragraph-properties>
      <style:text-properties fo:color="#000000" style:font-name="Times New Roman1" fo:font-size="11pt" fo:font-weight="normal" officeooo:paragraph-rsid="000dc488" fo:background-color="transparent" style:font-size-asian="11pt" style:font-weight-asian="normal" style:font-size-complex="11pt" style:font-weight-complex="normal"/>
    </style:style>
    <style:style style:name="P27" style:family="paragraph" style:parent-style-name="Header" style:list-style-name="WWNum1">
      <style:paragraph-properties fo:line-height="0.2083in" fo:text-align="justify" style:justify-single-word="false">
        <style:tab-stops/>
      </style:paragraph-properties>
      <style:text-properties fo:color="#000000" style:font-name="Times New Roman1" fo:font-size="11pt" fo:font-weight="normal" officeooo:paragraph-rsid="002a854c" fo:background-color="transparent" style:font-size-asian="11pt" style:font-weight-asian="normal" style:font-size-complex="11pt" style:font-weight-complex="normal"/>
    </style:style>
    <style:style style:name="P28" style:family="paragraph" style:parent-style-name="Header" style:list-style-name="WWNum3">
      <style:paragraph-properties fo:line-height="0.2083in" fo:text-align="justify" style:justify-single-word="false">
        <style:tab-stops/>
      </style:paragraph-properties>
      <style:text-properties fo:color="#000000" style:font-name="Times New Roman1" fo:font-size="11pt" officeooo:paragraph-rsid="000db70c" fo:background-color="transparent" style:font-size-asian="11pt" style:font-size-complex="11pt"/>
    </style:style>
    <style:style style:name="P29" style:family="paragraph" style:parent-style-name="Header" style:list-style-name="WWNum3">
      <style:paragraph-properties fo:line-height="0.2083in" fo:text-align="justify" style:justify-single-word="false">
        <style:tab-stops/>
      </style:paragraph-properties>
      <style:text-properties fo:color="#000000" style:font-name="Times New Roman1" officeooo:paragraph-rsid="000dc488" fo:background-color="transparent"/>
    </style:style>
    <style:style style:name="T1" style:family="text">
      <style:text-properties fo:color="#003366" style:font-name="Times New Roman" fo:font-size="11pt" style:font-size-asian="11pt" style:font-size-complex="11pt"/>
    </style:style>
    <style:style style:name="T2" style:family="text">
      <style:text-properties fo:color="#003366" style:font-name="Wingdings 2" fo:font-size="11pt" style:font-size-asian="11pt" style:font-size-complex="11pt"/>
    </style:style>
    <style:style style:name="T3" style:family="text">
      <style:text-properties fo:font-weight="normal" style:font-weight-asian="normal" style:font-weight-complex="normal"/>
    </style:style>
    <style:style style:name="T4" style:family="text">
      <style:text-properties fo:font-style="italic" style:font-style-asian="italic"/>
    </style:style>
    <style:style style:name="T5" style:family="text">
      <style:text-properties fo:font-style="italic" officeooo:rsid="000dc488" style:font-style-asian="italic"/>
    </style:style>
    <style:style style:name="T6" style:family="text">
      <style:text-properties fo:font-style="italic" fo:font-weight="normal" style:font-style-asian="italic"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style:font-style-asian="italic" style:font-weight-asian="bold"/>
    </style:style>
    <style:style style:name="T9" style:family="text">
      <style:text-properties fo:font-style="italic" style:text-underline-style="none" fo:font-weight="bold" style:font-style-asian="italic" style:font-weight-asian="bold"/>
    </style:style>
    <style:style style:name="T10" style:family="text">
      <style:text-properties fo:font-weight="bold" style:font-weight-asian="bold" style:font-style-complex="italic" style:font-weight-complex="bold"/>
    </style:style>
    <style:style style:name="T11" style:family="text">
      <style:text-properties fo:font-weight="bold" officeooo:rsid="000f8b4a" style:font-weight-asian="bold" style:font-style-complex="italic" style:font-weight-complex="bold"/>
    </style:style>
    <style:style style:name="T12" style:family="text">
      <style:text-properties fo:font-size="11pt" style:font-size-asian="11pt" style:font-size-complex="11pt"/>
    </style:style>
    <style:style style:name="T13" style:family="text">
      <style:text-properties fo:font-size="11pt" style:text-underline-style="none" fo:font-weight="bold" style:font-size-asian="11pt" style:font-weight-asian="bold" style:font-size-complex="11pt"/>
    </style:style>
    <style:style style:name="T14"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style>
    <style:style style:name="T15" style:family="text">
      <style:text-properties fo:font-size="11pt" fo:font-style="italic" style:text-underline-style="none" fo:font-weight="bold" style:font-size-asian="11pt" style:font-style-asian="italic" style:font-weight-asian="bold" style:font-size-complex="11pt"/>
    </style:style>
    <style:style style:name="T16" style:family="text">
      <style:text-properties fo:font-style="normal" style:font-style-asian="normal" style:font-style-complex="normal"/>
    </style:style>
    <style:style style:name="T17" style:family="text">
      <style:text-properties fo:font-style="normal" officeooo:rsid="000dc488" style:font-style-asian="normal" style:font-style-complex="normal"/>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text:span text:style-name="T4">Buôn Ma Thuột, ngày </text:span><text:span text:style-name="T6"><text:s/></text:span><text:span text:style-name="T6"><text:placeholder text:placeholder-type="text">&lt;get_vietname_date(False)[0:2]&gt;</text:placeholder></text:span><text:span text:style-name="T6"> tháng </text:span><text:span text:style-name="T6"><text:placeholder text:placeholder-type="text">&lt;get_vietname_date(False)[3:5]&gt;</text:placeholder></text:span><text:span text:style-name="T6"> năm </text:span><text:span text:style-name="T6"><text:placeholder text:placeholder-type="text">&lt;get_vietname_date(False)[6:10]&gt;</text:placeholder></text:span><text:span text:style-name="T6"> </text:span></text:p>
      <text:p text:style-name="P9"/>
      <text:p text:style-name="P9">THƯ MỜI NHẬN VIỆC</text:p>
      <text:p text:style-name="P8"/>
      <text:p text:style-name="P11"><text:span text:style-name="T10">Gửi<text:tab/>:</text:span><text:span text:style-name="T11"> <text:s/>Ông/Bà</text:span><text:span text:style-name="T10"> </text:span><text:span text:style-name="T7"><text:placeholder text:placeholder-type="text">&lt;o.employee_id.name or False&gt;</text:placeholder></text:span><text:span text:style-name="T7"> </text:span></text:p>
      <text:p text:style-name="P12">Địa chỉ<text:tab/>: <text:s/><text:span text:style-name="T4"><text:placeholder text:placeholder-type="text">&lt;get_temporary_address(o.employee_id or False)&gt;</text:placeholder></text:span></text:p>
      <text:p text:style-name="P13"/>
      <text:p text:style-name="P14">Chúng tôi chân thành cảm ơn sự quan tâm của anh/chị đối với công ty cũng như chức danh công việc mà anh/chị đã dự tuyển. Chúng tôi trân trọng thông báo chị đã trúng tuyển trong đợt phỏng vấn vừa qua. Anh/Chị sẽ thử việc với nội dung cụ thể như sau: </text:p>
      <text:p text:style-name="P6"/>
      <text:list xml:id="list1506181855436632990" text:style-name="WWNum2">
        <text:list-item>
          <text:p text:style-name="P23">THỜI GIAN THỬ VIỆC:</text:p>
        </text:list-item>
      </text:list>
      <text:p text:style-name="P16">Thử việc tại VPĐD của Công ty TNHH Cà Phê Hà Lan Việt Nam tại TP Hồ Chí Minh:</text:p>
      <text:list xml:id="list4132149567345460859" text:style-name="WWNum1">
        <text:list-item>
          <text:p text:style-name="P26">Chức danh công việc<text:tab/>: <text:span text:style-name="T16"><text:placeholder text:placeholder-type="text">&lt;o.job_id.name or False&gt;</text:placeholder></text:span><text:span text:style-name="T4"> </text:span></text:p>
        </text:list-item>
        <text:list-item>
          <text:p text:style-name="P27">Báo cáo trực tiếp cho<text:tab/>: </text:p>
        </text:list-item>
        <text:list-item>
          <text:p text:style-name="P26">Ngày nhận việc<text:tab/><text:tab/>: <text:span text:style-name="T17"><text:placeholder text:placeholder-type="text">&lt;get_vietname_date(o.trial_date_start) or False&gt;</text:placeholder></text:span><text:span text:style-name="T5"> </text:span></text:p>
        </text:list-item>
        <text:list-item>
          <text:p text:style-name="P26">Thời gian thử việc<text:tab/>: <text:span text:style-name="T16"><text:placeholder text:placeholder-type="text">&lt;get_vietname_date(o.trial_date_start) or False&gt;</text:placeholder></text:span><text:span text:style-name="T4"> </text:span><text:s/>đến <text:s/><text:span text:style-name="T16"><text:placeholder text:placeholder-type="text">&lt;get_vietname_date(o.trial_date_end) or False&gt;</text:placeholder></text:span><text:span text:style-name="T4"> </text:span>.</text:p>
        </text:list-item>
      </text:list>
      <text:p text:style-name="P19"/>
      <text:list xml:id="list102006165148188" text:continue-list="list1506181855436632990" text:style-name="WWNum2">
        <text:list-item>
          <text:p text:style-name="P24">THỜI GIAN LÀM VIỆC:</text:p>
        </text:list-item>
      </text:list>
      <text:p text:style-name="P17">Thời gian làm việc: Buổi sáng từ 09:00 giờ đến 12:00 giờ, buổi chiều từ 13:00 giờ đến 18:00 giờ từ thứ Hai đến thứ Sáu. </text:p>
      <text:p text:style-name="P7"/>
      <text:list xml:id="list102005298979961" text:continue-numbering="true" text:style-name="WWNum2">
        <text:list-item>
          <text:p text:style-name="P25">LƯƠNG VÀ CÁC CHẾ ĐỘ KHÁC: </text:p>
        </text:list-item>
      </text:list>
      <text:list xml:id="list1292274077250768750" text:style-name="WWNum3">
        <text:list-item>
          <text:p text:style-name="P29"><text:span text:style-name="T12">Lương thử việc:</text:span><text:span text:style-name="T13"> </text:span><text:span text:style-name="T14"><text:placeholder text:placeholder-type="text">&lt;int(o.wage) or 0&gt;</text:placeholder></text:span><text:span text:style-name="T15"> </text:span><text:span text:style-name="T12">đồng/tháng </text:span></text:p>
        </text:list-item>
      </text:list>
      <text:p text:style-name="P18">Lương chính thức: <text:span text:style-name="T8"><text:placeholder text:placeholder-type="text">&lt;int(o.wage) or 0&gt;</text:placeholder></text:span><text:span text:style-name="T9"> </text:span>đồng/tháng<text:bookmark text:name="_GoBack"/></text:p>
      <text:list xml:id="list102005725934001" text:continue-numbering="true" text:style-name="WWNum3">
        <text:list-item>
          <text:p text:style-name="P28">Sau hai tháng thử việc, nếu được xác nhận sẽ được mời ký hợp đồng lao động chính thức và được hưởng các chế độ khác theo Luật Lao động Việt Nam, theo Nội quy lao động và Quy định tài chính của công ty.</text:p>
        </text:list-item>
      </text:list>
      <text:p text:style-name="P6"/>
      <text:p text:style-name="P15">Mời anh/chị liên hệ với <text:span text:style-name="T6"><text:tab/><text:tab/></text:span><text:span text:style-name="T3">– </text:span><text:span text:style-name="T6"><text:tab/><text:tab/></text:span><text:span text:style-name="T3"> đ</text:span>ể nhận việc. Xin vui lòng mang theo thư mời này khi đến.</text:p>
      <text:p text:style-name="P14">Chúng tôi hoan nghênh sự gia nhập của anh/chị vào Nedcoffee Vietnam và hy vọng chúng ta sẽ có một sự hợp tác tốt đẹp, lâu bền.</text:p>
      <text:p text:style-name="P6"/>
      <text:p text:style-name="P6">Trân trọng.</text:p>
      <text:p text:style-name="P20"><draw:frame draw:style-name="fr1" draw:name="Frame1" text:anchor-type="paragraph" svg:x="0.0075in" svg:y="0.2618in" svg:width="3.2717in" draw:z-index="0"><draw:text-box fo:min-height="1.9028in"><table:table table:name="Table1" table:style-name="Table1"><table:table-column table:style-name="Table1.A"/><table:table-row table:style-name="Table1.1"><table:table-cell table:style-name="Table1.A1" office:value-type="string"><text:p text:style-name="P1">Ứng viên xác nhận</text:p></table:table-cell></table:table-row><table:table-row table:style-name="Table1.1"><table:table-cell table:style-name="Table1.A2" office:value-type="string"><text:p text:style-name="P4"><text:span text:style-name="T2"></text:span><text:span text:style-name="T1"> Tôi đồng ý nhận việc theo nội dung thư mời nêu trên.</text:span></text:p><text:p text:style-name="P4"><text:span text:style-name="T2"></text:span><text:span text:style-name="T1"> Ý kiến khác: …………………………………………</text:span></text:p></table:table-cell></table:table-row><table:table-row table:style-name="Table1.3"><table:table-cell table:style-name="Table1.A2" office:value-type="string"><text:p text:style-name="P2">Ký tên</text:p><text:p text:style-name="P3"/><text:p text:style-name="P3"/><text:p text:style-name="P3"/></table:table-cell></table:table-row></table:table></draw:text-box></draw:frame> <text:s text:c="11"/>CÔNG TY TNHH CÀ PHÊ HÀ LAN VIỆT NAM</text:p>
      <text:p text:style-name="P10"><text:s text:c="19"/></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5T10:18:56.200126000</dc:date>
    <meta:generator>LibreOffice/5.1.3.2$MacOSX_X86_64 LibreOffice_project/644e4637d1d8544fd9f56425bd6cec110e49301b</meta:generator>
    <meta:editing-duration>PT2H2M14S</meta:editing-duration>
    <meta:editing-cycles>50</meta:editing-cycles>
    <meta:document-statistic meta:table-count="1" meta:image-count="0" meta:object-count="0" meta:page-count="1" meta:paragraph-count="26" meta:word-count="319" meta:character-count="1729" meta:non-whitespace-character-count="1392"/>
  </office:meta>
</office:document-meta>
</file>